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7.1000003814697pt" officeooo:rsid="000adfa4" officeooo:paragraph-rsid="000adfa4" style:font-size-asian="15pt" style:font-size-complex="17.1000003814697pt"/>
    </style:style>
    <style:style style:name="P2" style:family="paragraph" style:parent-style-name="Standard">
      <style:text-properties fo:font-size="12pt" officeooo:rsid="000adfa4" officeooo:paragraph-rsid="000adfa4" style:font-size-asian="10.5pt" style:font-size-complex="12pt"/>
    </style:style>
    <style:style style:name="P3" style:family="paragraph" style:parent-style-name="Standard">
      <style:text-properties fo:font-size="13.6999998092651pt" officeooo:rsid="000adfa4" officeooo:paragraph-rsid="000adfa4" style:font-size-asian="12pt" style:font-size-complex="13.699999809265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已完成的：</text:p>
      <text:p text:style-name="P2"/>
      <text:p text:style-name="P3">1.登录注册模块</text:p>
      <text:p text:style-name="P3">（1）登录时，用户名与数据库匹配验证</text:p>
      <text:p text:style-name="P3">（2）没有注册的用户，让用户跳转至注册页面注册。</text:p>
      <text:p text:style-name="P3">（3）注册页面包括：</text:p>
      <text:p text:style-name="P3"><text:tab/>- 用户名验证（包括已被注册，格式不正确，用户名可用提示）<text:tab/></text:p>
      <text:p text:style-name="P3"><text:tab/>- 密码验证 （密码大于6位，小于20位以及格式验证）</text:p>
      <text:p text:style-name="P3"><text:tab/>- 确认密码验证 （与首次输入一致）</text:p>
      <text:p text:style-name="P3">（4）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21:29:04.018409143</meta:creation-date>
    <dc:date>2018-04-25T21:37:36.784509964</dc:date>
    <meta:editing-duration>PT8M36S</meta:editing-duration>
    <meta:editing-cycles>1</meta:editing-cycles>
    <meta:document-statistic meta:table-count="0" meta:image-count="0" meta:object-count="0" meta:page-count="1" meta:paragraph-count="9" meta:word-count="135" meta:character-count="146" meta:non-whitespace-character-count="137"/>
    <meta:generator>LibreOffice/5.1.6.2$Linux_X86_64 LibreOffice_project/10m0$Build-2</meta:generator>
  </office:meta>
</office:document-meta>
</file>